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5.72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002cm"/>
    </style:style>
    <style:style style:name="co8" style:family="table-column">
      <style:table-column-properties fo:break-before="auto" style:column-width="7.7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1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1" office:value-type="string" calcext:value-type="string">
            <text:p>Hidratos (g) / 100g aliment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Leche desnat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2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2];&quot;) (nombre &quot;;[.P2];&quot;) (grupo &quot;;[.D2];&quot;) (tipo &quot;;[.E2];&quot;) (racion &quot;;[.F2];&quot;) (kcal &quot;;[.G2];&quot;) (proteinas &quot;;[.H2];&quot;) (grasas &quot;;[.I2];&quot;) (hidratos &quot;;[.J2];&quot;) (desayuno &quot;;[.K2];&quot;) (almuerzo &quot;;[.L2];&quot;) (comida &quot;;[.M2];&quot;) (merienda &quot;;[.N2];&quot;) (cena &quot;;[.O2];&quot;))&quot;)" office:value-type="string" office:string-value="(alimento (id 1) (nombre leche-desnatada) (grupo 1) (tipo plasticos) (racion 200) (kcal 33) (proteinas 3.4) (grasas 0.2) (hidratos 4.7) (desayuno si) (almuerzo no) (comida no) (merienda no) (cena no))" calcext:value-type="string">
            <text:p>(alimento (id 1) (nombre leche-desnatada) (grupo 1) (tipo plasticos) (racion 2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Yogur desnat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];&quot;) (nombre &quot;;[.P3];&quot;) (grupo &quot;;[.D3];&quot;) (tipo &quot;;[.E3];&quot;) (racion &quot;;[.F3];&quot;) (kcal &quot;;[.G3];&quot;) (proteinas &quot;;[.H3];&quot;) (grasas &quot;;[.I3];&quot;) (hidratos &quot;;[.J3];&quot;) (desayuno &quot;;[.K3];&quot;) (almuerzo &quot;;[.L3];&quot;) (comida &quot;;[.M3];&quot;) (merienda &quot;;[.N3];&quot;) (cena &quot;;[.O3];&quot;))&quot;)" office:value-type="string" office:string-value="(alimento (id 2) (nombre yogur-desnatado) (grupo 1) (tipo plasticos) (racion 100) (kcal 36) (proteinas 3.3) (grasas 0.9) (hidratos 4) (desayuno si) (almuerzo si) (comida si) (merienda si) (cena si))" calcext:value-type="string">
            <text:p>(alimento (id 2) (nombre yogur-desnatado) (grupo 1) (tipo plasticos) (racion 1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Reques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4];&quot;) (nombre &quot;;[.P4];&quot;) (grupo &quot;;[.D4];&quot;) (tipo &quot;;[.E4];&quot;) (racion &quot;;[.F4];&quot;) (kcal &quot;;[.G4];&quot;) (proteinas &quot;;[.H4];&quot;) (grasas &quot;;[.I4];&quot;) (hidratos &quot;;[.J4];&quot;) (desayuno &quot;;[.K4];&quot;) (almuerzo &quot;;[.L4];&quot;) (comida &quot;;[.M4];&quot;) (merienda &quot;;[.N4];&quot;) (cena &quot;;[.O4];&quot;))&quot;)" office:value-type="string" office:string-value="(alimento (id 3) (nombre requeson) (grupo 1) (tipo plasticos) (racion 100) (kcal 96) (proteinas 13.6) (grasas 4) (hidratos 1.4) (desayuno si) (almuerzo si) (comida si) (merienda si) (cena si))" calcext:value-type="string">
            <text:p>(alimento (id 3) (nombre requeson) (grupo 1) (tipo plasticos) (racion 10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Queso fre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5];&quot;) (nombre &quot;;[.P5];&quot;) (grupo &quot;;[.D5];&quot;) (tipo &quot;;[.E5];&quot;) (racion &quot;;[.F5];&quot;) (kcal &quot;;[.G5];&quot;) (proteinas &quot;;[.H5];&quot;) (grasas &quot;;[.I5];&quot;) (hidratos &quot;;[.J5];&quot;) (desayuno &quot;;[.K5];&quot;) (almuerzo &quot;;[.L5];&quot;) (comida &quot;;[.M5];&quot;) (merienda &quot;;[.N5];&quot;) (cena &quot;;[.O5];&quot;))&quot;)" office:value-type="string" office:string-value="(alimento (id 4) (nombre queso-fresco) (grupo 1) (tipo plasticos) (racion 100) (kcal 307) (proteinas 24) (grasas 23) (hidratos 1) (desayuno si) (almuerzo si) (comida si) (merienda si) (cena si))" calcext:value-type="string">
            <text:p>(alimento (id 4) (nombre queso-fresco) (grupo 1) (tipo plasticos) (racion 10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Yogur con fru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6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6];&quot;) (nombre &quot;;[.P6];&quot;) (grupo &quot;;[.D6];&quot;) (tipo &quot;;[.E6];&quot;) (racion &quot;;[.F6];&quot;) (kcal &quot;;[.G6];&quot;) (proteinas &quot;;[.H6];&quot;) (grasas &quot;;[.I6];&quot;) (hidratos &quot;;[.J6];&quot;) (desayuno &quot;;[.K6];&quot;) (almuerzo &quot;;[.L6];&quot;) (comida &quot;;[.M6];&quot;) (merienda &quot;;[.N6];&quot;) (cena &quot;;[.O6];&quot;))&quot;)" office:value-type="string" office:string-value="(alimento (id 5) (nombre yogur-con-frutas) (grupo 1) (tipo plasticos) (racion 100) (kcal 89) (proteinas 2.8) (grasas 3.3) (hidratos 12.6) (desayuno si) (almuerzo si) (comida si) (merienda si) (cena si))" calcext:value-type="string">
            <text:p>(alimento (id 5) (nombre yogur-con-frutas) (grupo 1) (tipo plasticos) (racion 1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E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7];&quot;) (nombre &quot;;[.P7];&quot;) (grupo &quot;;[.D7];&quot;) (tipo &quot;;[.E7];&quot;) (racion &quot;;[.F7];&quot;) (kcal &quot;;[.G7];&quot;) (proteinas &quot;;[.H7];&quot;) (grasas &quot;;[.I7];&quot;) (hidratos &quot;;[.J7];&quot;) (desayuno &quot;;[.K7];&quot;) (almuerzo &quot;;[.L7];&quot;) (comida &quot;;[.M7];&quot;) (merienda &quot;;[.N7];&quot;) (cena &quot;;[.O7];&quot;))&quot;)" office:value-type="string" office:string-value="(alimento (id 6) (nombre edam) (grupo 1) (tipo plasticos) (racion 100) (kcal 306) (proteinas 26) (grasas 22) (hidratos 1) (desayuno si) (almuerzo si) (comida si) (merienda si) (cena si))" calcext:value-type="string">
            <text:p>(alimento (id 6) (nombre edam) (grupo 1) (tipo plasticos) (racion 10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Yogur con cere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8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8];&quot;) (nombre &quot;;[.P8];&quot;) (grupo &quot;;[.D8];&quot;) (tipo &quot;;[.E8];&quot;) (racion &quot;;[.F8];&quot;) (kcal &quot;;[.G8];&quot;) (proteinas &quot;;[.H8];&quot;) (grasas &quot;;[.I8];&quot;) (hidratos &quot;;[.J8];&quot;) (desayuno &quot;;[.K8];&quot;) (almuerzo &quot;;[.L8];&quot;) (comida &quot;;[.M8];&quot;) (merienda &quot;;[.N8];&quot;) (cena &quot;;[.O8];&quot;))&quot;)" office:value-type="string" office:string-value="(alimento (id 7) (nombre yogur-con-cereales) (grupo 1) (tipo plasticos) (racion 100) (kcal 48) (proteinas 3) (grasas 0.05) (hidratos 9) (desayuno si) (almuerzo si) (comida si) (merienda si) (cena si))" calcext:value-type="string">
            <text:p>(alimento (id 7) (nombre yogur-con-cereales) (grupo 1) (tipo plasticos) (racion 1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Queso Philadelp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9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9];&quot;) (nombre &quot;;[.P9];&quot;) (grupo &quot;;[.D9];&quot;) (tipo &quot;;[.E9];&quot;) (racion &quot;;[.F9];&quot;) (kcal &quot;;[.G9];&quot;) (proteinas &quot;;[.H9];&quot;) (grasas &quot;;[.I9];&quot;) (hidratos &quot;;[.J9];&quot;) (desayuno &quot;;[.K9];&quot;) (almuerzo &quot;;[.L9];&quot;) (comida &quot;;[.M9];&quot;) (merienda &quot;;[.N9];&quot;) (cena &quot;;[.O9];&quot;))&quot;)" office:value-type="string" office:string-value="(alimento (id 8) (nombre queso-philadelphia) (grupo 1) (tipo plasticos) (racion 100) (kcal 200) (proteinas 10) (grasas 16.6) (hidratos 6.6) (desayuno si) (almuerzo si) (comida si) (merienda si) (cena si))" calcext:value-type="string">
            <text:p>(alimento (id 8) (nombre queso-philadelphia) (grupo 1) (tipo plasticos) (racion 10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Roquef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413" calcext:value-type="float">
            <text:p>4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0];&quot;) (nombre &quot;;[.P10];&quot;) (grupo &quot;;[.D10];&quot;) (tipo &quot;;[.E10];&quot;) (racion &quot;;[.F10];&quot;) (kcal &quot;;[.G10];&quot;) (proteinas &quot;;[.H10];&quot;) (grasas &quot;;[.I10];&quot;) (hidratos &quot;;[.J10];&quot;) (desayuno &quot;;[.K10];&quot;) (almuerzo &quot;;[.L10];&quot;) (comida &quot;;[.M10];&quot;) (merienda &quot;;[.N10];&quot;) (cena &quot;;[.O10];&quot;))&quot;)" office:value-type="string" office:string-value="(alimento (id 9) (nombre roquefort) (grupo 1) (tipo plasticos) (racion 100) (kcal 413) (proteinas 23) (grasas 35) (hidratos 2) (desayuno si) (almuerzo si) (comida si) (merienda si) (cena si))" calcext:value-type="string">
            <text:p>(alimento (id 9) (nombre roquefort) (grupo 1) (tipo plasticos) (racion 100) (kcal 413) (proteinas 23) (grasas 35) (hidratos 2) (desayuno si) (almuerzo si) (comida si) (merienda si) (cena si)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office:value-type="string" calcext:value-type="string">
            <text:p>Yogur descr sabor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11];&quot;) (nombre &quot;;[.P11];&quot;) (grupo &quot;;[.D11];&quot;) (tipo &quot;;[.E11];&quot;) (racion &quot;;[.F11];&quot;) (kcal &quot;;[.G11];&quot;) (proteinas &quot;;[.H11];&quot;) (grasas &quot;;[.I11];&quot;) (hidratos &quot;;[.J11];&quot;) (desayuno &quot;;[.K11];&quot;) (almuerzo &quot;;[.L11];&quot;) (comida &quot;;[.M11];&quot;) (merienda &quot;;[.N11];&quot;) (cena &quot;;[.O11];&quot;))&quot;)" office:value-type="string" office:string-value="(alimento (id 10) (nombre yogur-descr-saborizado) (grupo 1) (tipo plasticos) (racion 100) (kcal 34) (proteinas 3.6) (grasas 0.05) (hidratos 4.4) (desayuno si) (almuerzo si) (comida si) (merienda si) (cena si))" calcext:value-type="string">
            <text:p>(alimento (id 10) (nombre yogur-descr-saborizado) (grupo 1) (tipo plasticos) (racion 100) (kcal 34) (proteinas 3.6) (grasas 0.05) (hidratos 4.4) (desayuno si) (almuerzo si) (comida si) (merienda si) (cena si)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Huevo ent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.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12];&quot;) (nombre &quot;;[.P12];&quot;) (grupo &quot;;[.D12];&quot;) (tipo &quot;;[.E12];&quot;) (racion &quot;;[.F12];&quot;) (kcal &quot;;[.G12];&quot;) (proteinas &quot;;[.H12];&quot;) (grasas &quot;;[.I12];&quot;) (hidratos &quot;;[.J12];&quot;) (desayuno &quot;;[.K12];&quot;) (almuerzo &quot;;[.L12];&quot;) (comida &quot;;[.M12];&quot;) (merienda &quot;;[.N12];&quot;) (cena &quot;;[.O12];&quot;))&quot;)" office:value-type="string" office:string-value="(alimento (id 11) (nombre huevo-entero) (grupo 2) (tipo plasticos) (racion 100) (kcal 156) (proteinas 13) (grasas 11.1) (hidratos 0) (desayuno si) (almuerzo si) (comida si) (merienda si) (cena si))" calcext:value-type="string">
            <text:p>(alimento (id 11) (nombre huevo-entero) (grupo 2) (tipo plasticos) (racion 10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Bistec de tern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3]);&quot; &quot;;&quot;-&quot;);&quot;á&quot;;&quot;a&quot;);&quot;é&quot;;&quot;e&quot;);&quot;í&quot;;&quot;i&quot;);&quot;ó&quot;;&quot;o&quot;);&quot;ú&quot;;&quot;u&quot;)" office:value-type="string" office:string-value="bistec-de-ternera" calcext:value-type="string">
            <text:p>bistec-de-ternera</text:p>
          </table:table-cell>
          <table:table-cell table:formula="of:=CONCATENATE(&quot;(alimento (id &quot;;[.A13];&quot;) (nombre &quot;;[.P13];&quot;) (grupo &quot;;[.D13];&quot;) (tipo &quot;;[.E13];&quot;) (racion &quot;;[.F13];&quot;) (kcal &quot;;[.G13];&quot;) (proteinas &quot;;[.H13];&quot;) (grasas &quot;;[.I13];&quot;) (hidratos &quot;;[.J13];&quot;) (desayuno &quot;;[.K13];&quot;) (almuerzo &quot;;[.L13];&quot;) (comida &quot;;[.M13];&quot;) (merienda &quot;;[.N13];&quot;) (cena &quot;;[.O13];&quot;))&quot;)" office:value-type="string" office:string-value="(alimento (id 12) (nombre bistec-de-ternera) (grupo 2) (tipo plasticos) (racion 150) (kcal 92) (proteinas 20.7) (grasas 1) (hidratos 0.5) (desayuno no) (almuerzo no) (comida si) (merienda no) (cena si))" calcext:value-type="string">
            <text:p>(alimento (id 12) (nombre bistec-de-ternera) (grupo 2) (tipo plasticos) (racion 150) (kcal 92) (proteinas 20.7) (grasas 1) (hidratos 0.5) (desayuno no) (almuerzo no) (comida si) (merienda no) (cena si)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Pollo pechu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14];&quot;) (nombre &quot;;[.P14];&quot;) (grupo &quot;;[.D14];&quot;) (tipo &quot;;[.E14];&quot;) (racion &quot;;[.F14];&quot;) (kcal &quot;;[.G14];&quot;) (proteinas &quot;;[.H14];&quot;) (grasas &quot;;[.I14];&quot;) (hidratos &quot;;[.J14];&quot;) (desayuno &quot;;[.K14];&quot;) (almuerzo &quot;;[.L14];&quot;) (comida &quot;;[.M14];&quot;) (merienda &quot;;[.N14];&quot;) (cena &quot;;[.O14];&quot;))&quot;)" office:value-type="string" office:string-value="(alimento (id 13) (nombre pollo-pechuga) (grupo 2) (tipo plasticos) (racion 150) (kcal 108) (proteinas 22.4) (grasas 2.1) (hidratos 0) (desayuno no) (almuerzo si) (comida si) (merienda no) (cena si))" calcext:value-type="string">
            <text:p>(alimento (id 13) (nombre pollo-pechuga) (grupo 2) (tipo plasticos) (racion 1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Cerdo carne mag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6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15];&quot;) (nombre &quot;;[.P15];&quot;) (grupo &quot;;[.D15];&quot;) (tipo &quot;;[.E15];&quot;) (racion &quot;;[.F15];&quot;) (kcal &quot;;[.G15];&quot;) (proteinas &quot;;[.H15];&quot;) (grasas &quot;;[.I15];&quot;) (hidratos &quot;;[.J15];&quot;) (desayuno &quot;;[.K15];&quot;) (almuerzo &quot;;[.L15];&quot;) (comida &quot;;[.M15];&quot;) (merienda &quot;;[.N15];&quot;) (cena &quot;;[.O15];&quot;))&quot;)" office:value-type="string" office:string-value="(alimento (id 14) (nombre cerdo-carne-magra) (grupo 2) (tipo plasticos) (racion 150) (kcal 146) (proteinas 19.9) (grasas 6.8) (hidratos 0) (desayuno no) (almuerzo no) (comida si) (merienda no) (cena si))" calcext:value-type="string">
            <text:p>(alimento (id 14) (nombre cerdo-carne-magra) (grupo 2) (tipo plasticos) (racion 1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Lac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31.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6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16];&quot;) (nombre &quot;;[.P16];&quot;) (grupo &quot;;[.D16];&quot;) (tipo &quot;;[.E16];&quot;) (racion &quot;;[.F16];&quot;) (kcal &quot;;[.G16];&quot;) (proteinas &quot;;[.H16];&quot;) (grasas &quot;;[.I16];&quot;) (hidratos &quot;;[.J16];&quot;) (desayuno &quot;;[.K16];&quot;) (almuerzo &quot;;[.L16];&quot;) (comida &quot;;[.M16];&quot;) (merienda &quot;;[.N16];&quot;) (cena &quot;;[.O16];&quot;))&quot;)" office:value-type="string" office:string-value="(alimento (id 15) (nombre lacon) (grupo 2) (tipo plasticos) (racion 150) (kcal 361) (proteinas 19.2) (grasas 31.6) (hidratos 0) (desayuno si) (almuerzo si) (comida si) (merienda si) (cena si))" calcext:value-type="string">
            <text:p>(alimento (id 15) (nombre lacon) (grupo 2) (tipo plasticos) (racion 15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Merlu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17];&quot;) (nombre &quot;;[.P17];&quot;) (grupo &quot;;[.D17];&quot;) (tipo &quot;;[.E17];&quot;) (racion &quot;;[.F17];&quot;) (kcal &quot;;[.G17];&quot;) (proteinas &quot;;[.H17];&quot;) (grasas &quot;;[.I17];&quot;) (hidratos &quot;;[.J17];&quot;) (desayuno &quot;;[.K17];&quot;) (almuerzo &quot;;[.L17];&quot;) (comida &quot;;[.M17];&quot;) (merienda &quot;;[.N17];&quot;) (cena &quot;;[.O17];&quot;))&quot;)" office:value-type="string" office:string-value="(alimento (id 16) (nombre merluza) (grupo 2) (tipo plasticos) (racion 150) (kcal 71) (proteinas 17) (grasas 0.3) (hidratos 0) (desayuno no) (almuerzo no) (comida si) (merienda no) (cena si))" calcext:value-type="string">
            <text:p>(alimento (id 16) (nombre merluza) (grupo 2) (tipo plasticos) (racion 15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Salm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8.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18];&quot;) (nombre &quot;;[.P18];&quot;) (grupo &quot;;[.D18];&quot;) (tipo &quot;;[.E18];&quot;) (racion &quot;;[.F18];&quot;) (kcal &quot;;[.G18];&quot;) (proteinas &quot;;[.H18];&quot;) (grasas &quot;;[.I18];&quot;) (hidratos &quot;;[.J18];&quot;) (desayuno &quot;;[.K18];&quot;) (almuerzo &quot;;[.L18];&quot;) (comida &quot;;[.M18];&quot;) (merienda &quot;;[.N18];&quot;) (cena &quot;;[.O18];&quot;))&quot;)" office:value-type="string" office:string-value="(alimento (id 17) (nombre salmon) (grupo 2) (tipo plasticos) (racion 150) (kcal 176) (proteinas 18.4) (grasas 12) (hidratos 0) (desayuno no) (almuerzo no) (comida si) (merienda no) (cena si))" calcext:value-type="string">
            <text:p>(alimento (id 17) (nombre salmon) (grupo 2) (tipo plasticos) (racion 15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Bacal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]);&quot; &quot;;&quot;-&quot;);&quot;á&quot;;&quot;a&quot;);&quot;é&quot;;&quot;e&quot;);&quot;í&quot;;&quot;i&quot;);&quot;ó&quot;;&quot;o&quot;);&quot;ú&quot;;&quot;u&quot;)" office:value-type="string" office:string-value="bacalao" calcext:value-type="string">
            <text:p>bacalao</text:p>
          </table:table-cell>
          <table:table-cell table:formula="of:=CONCATENATE(&quot;(alimento (id &quot;;[.A19];&quot;) (nombre &quot;;[.P19];&quot;) (grupo &quot;;[.D19];&quot;) (tipo &quot;;[.E19];&quot;) (racion &quot;;[.F19];&quot;) (kcal &quot;;[.G19];&quot;) (proteinas &quot;;[.H19];&quot;) (grasas &quot;;[.I19];&quot;) (hidratos &quot;;[.J19];&quot;) (desayuno &quot;;[.K19];&quot;) (almuerzo &quot;;[.L19];&quot;) (comida &quot;;[.M19];&quot;) (merienda &quot;;[.N19];&quot;) (cena &quot;;[.O19];&quot;))&quot;)" office:value-type="string" office:string-value="(alimento (id 18) (nombre bacalao) (grupo 2) (tipo plasticos) (racion 150) (kcal 122) (proteinas 29) (grasas 0.7) (hidratos 0) (desayuno no) (almuerzo no) (comida si) (merienda no) (cena si))" calcext:value-type="string">
            <text:p>(alimento (id 18) (nombre bacalao) (grupo 2) (tipo plasticos) (racion 150) (kcal 122) (proteinas 29) (grasas 0.7) (hidratos 0) (desayuno no) (almuerzo no) (comida si) (merienda no) (cena si)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Atún fre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]);&quot; &quot;;&quot;-&quot;);&quot;á&quot;;&quot;a&quot;);&quot;é&quot;;&quot;e&quot;);&quot;í&quot;;&quot;i&quot;);&quot;ó&quot;;&quot;o&quot;);&quot;ú&quot;;&quot;u&quot;)" office:value-type="string" office:string-value="atun-fresco" calcext:value-type="string">
            <text:p>atun-fresco</text:p>
          </table:table-cell>
          <table:table-cell table:formula="of:=CONCATENATE(&quot;(alimento (id &quot;;[.A20];&quot;) (nombre &quot;;[.P20];&quot;) (grupo &quot;;[.D20];&quot;) (tipo &quot;;[.E20];&quot;) (racion &quot;;[.F20];&quot;) (kcal &quot;;[.G20];&quot;) (proteinas &quot;;[.H20];&quot;) (grasas &quot;;[.I20];&quot;) (hidratos &quot;;[.J20];&quot;) (desayuno &quot;;[.K20];&quot;) (almuerzo &quot;;[.L20];&quot;) (comida &quot;;[.M20];&quot;) (merienda &quot;;[.N20];&quot;) (cena &quot;;[.O20];&quot;))&quot;)" office:value-type="string" office:string-value="(alimento (id 19) (nombre atun-fresco) (grupo 2) (tipo plasticos) (racion 150) (kcal 158) (proteinas 21.5) (grasas 8) (hidratos 0) (desayuno no) (almuerzo no) (comida si) (merienda no) (cena si))" calcext:value-type="string">
            <text:p>(alimento (id 19) (nombre atun-fresco) (grupo 2) (tipo plasticos) (racion 150) (kcal 158) (proteinas 21.5) (grasas 8) (hidratos 0) (desayuno no) (almuerzo no) (comida si) (merienda no) (cena si)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ne, huevos y pescado</text:p>
          </table:table-cell>
          <table:table-cell office:value-type="string" calcext:value-type="string">
            <text:p>Lub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ticos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1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21];&quot;) (nombre &quot;;[.P21];&quot;) (grupo &quot;;[.D21];&quot;) (tipo &quot;;[.E21];&quot;) (racion &quot;;[.F21];&quot;) (kcal &quot;;[.G21];&quot;) (proteinas &quot;;[.H21];&quot;) (grasas &quot;;[.I21];&quot;) (hidratos &quot;;[.J21];&quot;) (desayuno &quot;;[.K21];&quot;) (almuerzo &quot;;[.L21];&quot;) (comida &quot;;[.M21];&quot;) (merienda &quot;;[.N21];&quot;) (cena &quot;;[.O21];&quot;))&quot;)" office:value-type="string" office:string-value="(alimento (id 20) (nombre lubina) (grupo 2) (tipo plasticos) (racion 150) (kcal 82) (proteinas 16.6) (grasas 1.5) (hidratos 0.6) (desayuno no) (almuerzo no) (comida si) (merienda no) (cena si))" calcext:value-type="string">
            <text:p>(alimento (id 20) (nombre lubina) (grupo 2) (tipo plasticos) (racion 15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Patatas as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2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22];&quot;) (nombre &quot;;[.P22];&quot;) (grupo &quot;;[.D22];&quot;) (tipo &quot;;[.E22];&quot;) (racion &quot;;[.F22];&quot;) (kcal &quot;;[.G22];&quot;) (proteinas &quot;;[.H22];&quot;) (grasas &quot;;[.I22];&quot;) (hidratos &quot;;[.J22];&quot;) (desayuno &quot;;[.K22];&quot;) (almuerzo &quot;;[.L22];&quot;) (comida &quot;;[.M22];&quot;) (merienda &quot;;[.N22];&quot;) (cena &quot;;[.O22];&quot;))&quot;)" office:value-type="string" office:string-value="(alimento (id 21) (nombre patatas-asadas) (grupo 3) (tipo energeticos) (racion 150) (kcal 142) (proteinas 2.9) (grasas 0.3) (hidratos 31.7) (desayuno no) (almuerzo no) (comida si) (merienda no) (cena no))" calcext:value-type="string">
            <text:p>(alimento (id 21) (nombre patatas-asadas) (grupo 3) (tipo energeticos) (racion 15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Patatas guis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23];&quot;) (nombre &quot;;[.P23];&quot;) (grupo &quot;;[.D23];&quot;) (tipo &quot;;[.E23];&quot;) (racion &quot;;[.F23];&quot;) (kcal &quot;;[.G23];&quot;) (proteinas &quot;;[.H23];&quot;) (grasas &quot;;[.I23];&quot;) (hidratos &quot;;[.J23];&quot;) (desayuno &quot;;[.K23];&quot;) (almuerzo &quot;;[.L23];&quot;) (comida &quot;;[.M23];&quot;) (merienda &quot;;[.N23];&quot;) (cena &quot;;[.O23];&quot;))&quot;)" office:value-type="string" office:string-value="(alimento (id 22) (nombre patatas-guisadas) (grupo 3) (tipo energeticos) (racion 100) (kcal 89) (proteinas 0.7) (grasas 3.5) (hidratos 13.7) (desayuno no) (almuerzo no) (comida si) (merienda no) (cena no))" calcext:value-type="string">
            <text:p>(alimento (id 22) (nombre patatas-guisadas) (grupo 3) (tipo energeticos) (racion 1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Garbanzos coci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24];&quot;) (nombre &quot;;[.P24];&quot;) (grupo &quot;;[.D24];&quot;) (tipo &quot;;[.E24];&quot;) (racion &quot;;[.F24];&quot;) (kcal &quot;;[.G24];&quot;) (proteinas &quot;;[.H24];&quot;) (grasas &quot;;[.I24];&quot;) (hidratos &quot;;[.J24];&quot;) (desayuno &quot;;[.K24];&quot;) (almuerzo &quot;;[.L24];&quot;) (comida &quot;;[.M24];&quot;) (merienda &quot;;[.N24];&quot;) (cena &quot;;[.O24];&quot;))&quot;)" office:value-type="string" office:string-value="(alimento (id 23) (nombre garbanzos-cocidos) (grupo 3) (tipo energeticos) (racion 60) (kcal 90) (proteinas 4) (grasas 3.4) (hidratos 10) (desayuno no) (almuerzo no) (comida si) (merienda no) (cena no))" calcext:value-type="string">
            <text:p>(alimento (id 23) (nombre garbanzos-cocidos) (grupo 3) (tipo energeticos) (racion 6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Lentejas guis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25];&quot;) (nombre &quot;;[.P25];&quot;) (grupo &quot;;[.D25];&quot;) (tipo &quot;;[.E25];&quot;) (racion &quot;;[.F25];&quot;) (kcal &quot;;[.G25];&quot;) (proteinas &quot;;[.H25];&quot;) (grasas &quot;;[.I25];&quot;) (hidratos &quot;;[.J25];&quot;) (desayuno &quot;;[.K25];&quot;) (almuerzo &quot;;[.L25];&quot;) (comida &quot;;[.M25];&quot;) (merienda &quot;;[.N25];&quot;) (cena &quot;;[.O25];&quot;))&quot;)" office:value-type="string" office:string-value="(alimento (id 24) (nombre lentejas-guisadas) (grupo 3) (tipo energeticos) (racion 100) (kcal 120) (proteinas 6.6) (grasas 3.5) (hidratos 15.5) (desayuno no) (almuerzo no) (comida si) (merienda no) (cena no))" calcext:value-type="string">
            <text:p>(alimento (id 24) (nombre lentejas-guisadas) (grupo 3) (tipo energeticos) (racion 100) (kcal 120) (proteinas 6.6) (grasas 3.5) (hidratos 15.5) (desayuno no) (almuerzo no) (comida si) (merienda no) (cena no)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Judías blancas guis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6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26];&quot;) (nombre &quot;;[.P26];&quot;) (grupo &quot;;[.D26];&quot;) (tipo &quot;;[.E26];&quot;) (racion &quot;;[.F26];&quot;) (kcal &quot;;[.G26];&quot;) (proteinas &quot;;[.H26];&quot;) (grasas &quot;;[.I26];&quot;) (hidratos &quot;;[.J26];&quot;) (desayuno &quot;;[.K26];&quot;) (almuerzo &quot;;[.L26];&quot;) (comida &quot;;[.M26];&quot;) (merienda &quot;;[.N26];&quot;) (cena &quot;;[.O26];&quot;))&quot;)" office:value-type="string" office:string-value="(alimento (id 25) (nombre judias-blancas-guisadas) (grupo 3) (tipo energeticos) (racion 100) (kcal 109) (proteinas 4) (grasas 5) (hidratos 11) (desayuno no) (almuerzo no) (comida si) (merienda no) (cena no))" calcext:value-type="string">
            <text:p>(alimento (id 25) (nombre judias-blancas-guisadas) (grupo 3) (tipo energeticos) (racion 100) (kcal 109) (proteinas 4) (grasas 5) (hidratos 11) (desayuno no) (almuerzo no) (comida si) (merienda no) (cena no)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Almen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30" calcext:value-type="float">
            <text:p>30</text:p>
          </table:table-cell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.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27];&quot;) (nombre &quot;;[.P27];&quot;) (grupo &quot;;[.D27];&quot;) (tipo &quot;;[.E27];&quot;) (racion &quot;;[.F27];&quot;) (kcal &quot;;[.G27];&quot;) (proteinas &quot;;[.H27];&quot;) (grasas &quot;;[.I27];&quot;) (hidratos &quot;;[.J27];&quot;) (desayuno &quot;;[.K27];&quot;) (almuerzo &quot;;[.L27];&quot;) (comida &quot;;[.M27];&quot;) (merienda &quot;;[.N27];&quot;) (cena &quot;;[.O27];&quot;))&quot;)" office:value-type="string" office:string-value="(alimento (id 26) (nombre almendra) (grupo 3) (tipo energeticos) (racion 30) (kcal 499) (proteinas 16) (grasas 51.4) (hidratos 22) (desayuno si) (almuerzo si) (comida si) (merienda si) (cena si))" calcext:value-type="string">
            <text:p>(alimento (id 26) (nombre almendra) (grupo 3) (tipo energeticos) (racion 3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Avell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20" calcext:value-type="float">
            <text:p>20</text:p>
          </table:table-cell>
          <table:table-cell office:value-type="float" office:value="625" calcext:value-type="float">
            <text:p>6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2.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28];&quot;) (nombre &quot;;[.P28];&quot;) (grupo &quot;;[.D28];&quot;) (tipo &quot;;[.E28];&quot;) (racion &quot;;[.F28];&quot;) (kcal &quot;;[.G28];&quot;) (proteinas &quot;;[.H28];&quot;) (grasas &quot;;[.I28];&quot;) (hidratos &quot;;[.J28];&quot;) (desayuno &quot;;[.K28];&quot;) (almuerzo &quot;;[.L28];&quot;) (comida &quot;;[.M28];&quot;) (merienda &quot;;[.N28];&quot;) (cena &quot;;[.O28];&quot;))&quot;)" office:value-type="string" office:string-value="(alimento (id 27) (nombre avellana) (grupo 3) (tipo energeticos) (racion 20) (kcal 625) (proteinas 13) (grasas 62.9) (hidratos 10) (desayuno si) (almuerzo si) (comida si) (merienda si) (cena si))" calcext:value-type="string">
            <text:p>(alimento (id 27) (nombre avellana) (grupo 3) (tipo energeticos) (racion 2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N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30" calcext:value-type="float">
            <text:p>3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29];&quot;) (nombre &quot;;[.P29];&quot;) (grupo &quot;;[.D29];&quot;) (tipo &quot;;[.E29];&quot;) (racion &quot;;[.F29];&quot;) (kcal &quot;;[.G29];&quot;) (proteinas &quot;;[.H29];&quot;) (grasas &quot;;[.I29];&quot;) (hidratos &quot;;[.J29];&quot;) (desayuno &quot;;[.K29];&quot;) (almuerzo &quot;;[.L29];&quot;) (comida &quot;;[.M29];&quot;) (merienda &quot;;[.N29];&quot;) (cena &quot;;[.O29];&quot;))&quot;)" office:value-type="string" office:string-value="(alimento (id 28) (nombre nuez) (grupo 3) (tipo energeticos) (racion 30) (kcal 670) (proteinas 15.6) (grasas 63.3) (hidratos 11.2) (desayuno si) (almuerzo si) (comida si) (merienda si) (cena si))" calcext:value-type="string">
            <text:p>(alimento (id 28) (nombre nuez) (grupo 3) (tipo energeticos) (racion 30) (kcal 670) (proteinas 15.6) (grasas 63.3) (hidratos 11.2) (desayuno si) (almuerzo si) (comida si) (merienda si) (cena si)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Judias blancas estof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30];&quot;) (nombre &quot;;[.P30];&quot;) (grupo &quot;;[.D30];&quot;) (tipo &quot;;[.E30];&quot;) (racion &quot;;[.F30];&quot;) (kcal &quot;;[.G30];&quot;) (proteinas &quot;;[.H30];&quot;) (grasas &quot;;[.I30];&quot;) (hidratos &quot;;[.J30];&quot;) (desayuno &quot;;[.K30];&quot;) (almuerzo &quot;;[.L30];&quot;) (comida &quot;;[.M30];&quot;) (merienda &quot;;[.N30];&quot;) (cena &quot;;[.O30];&quot;))&quot;)" office:value-type="string" office:string-value="(alimento (id 29) (nombre judias-blancas-estofadas) (grupo 3) (tipo energeticos) (racion 100) (kcal 113) (proteinas 3.7) (grasas 6.4) (hidratos 10) (desayuno no) (almuerzo no) (comida si) (merienda no) (cena no))" calcext:value-type="string">
            <text:p>(alimento (id 29) (nombre judias-blancas-estofadas) (grupo 3) (tipo energeticos) (racion 100) (kcal 113) (proteinas 3.7) (grasas 6.4) (hidratos 10) (desayuno no) (almuerzo no) (comida si) (merienda no) (cena no)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tatas, legumbres y frutos secos</text:p>
          </table:table-cell>
          <table:table-cell office:value-type="string" calcext:value-type="string">
            <text:p>Ciruela pa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31];&quot;) (nombre &quot;;[.P31];&quot;) (grupo &quot;;[.D31];&quot;) (tipo &quot;;[.E31];&quot;) (racion &quot;;[.F31];&quot;) (kcal &quot;;[.G31];&quot;) (proteinas &quot;;[.H31];&quot;) (grasas &quot;;[.I31];&quot;) (hidratos &quot;;[.J31];&quot;) (desayuno &quot;;[.K31];&quot;) (almuerzo &quot;;[.L31];&quot;) (comida &quot;;[.M31];&quot;) (merienda &quot;;[.N31];&quot;) (cena &quot;;[.O31];&quot;))&quot;)" office:value-type="string" office:string-value="(alimento (id 30) (nombre ciruela-pasa) (grupo 3) (tipo energeticos) (racion 10) (kcal 177) (proteinas 2.2) (grasas 0.5) (hidratos 43.7) (desayuno si) (almuerzo si) (comida si) (merienda si) (cena si))" calcext:value-type="string">
            <text:p>(alimento (id 30) (nombre ciruela-pasa) (grupo 3) (tipo energeticos) (racion 1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Acel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32];&quot;) (nombre &quot;;[.P32];&quot;) (grupo &quot;;[.D32];&quot;) (tipo &quot;;[.E32];&quot;) (racion &quot;;[.F32];&quot;) (kcal &quot;;[.G32];&quot;) (proteinas &quot;;[.H32];&quot;) (grasas &quot;;[.I32];&quot;) (hidratos &quot;;[.J32];&quot;) (desayuno &quot;;[.K32];&quot;) (almuerzo &quot;;[.L32];&quot;) (comida &quot;;[.M32];&quot;) (merienda &quot;;[.N32];&quot;) (cena &quot;;[.O32];&quot;))&quot;)" office:value-type="string" office:string-value="(alimento (id 31) (nombre acelga) (grupo 4) (tipo reguladores) (racion 100) (kcal 25) (proteinas 2.4) (grasas 0.3) (hidratos 4.6) (desayuno no) (almuerzo si) (comida si) (merienda no) (cena si))" calcext:value-type="string">
            <text:p>(alimento (id 31) (nombre acelga) (grupo 4) (tipo reguladores) (racion 1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Lechu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33];&quot;) (nombre &quot;;[.P33];&quot;) (grupo &quot;;[.D33];&quot;) (tipo &quot;;[.E33];&quot;) (racion &quot;;[.F33];&quot;) (kcal &quot;;[.G33];&quot;) (proteinas &quot;;[.H33];&quot;) (grasas &quot;;[.I33];&quot;) (hidratos &quot;;[.J33];&quot;) (desayuno &quot;;[.K33];&quot;) (almuerzo &quot;;[.L33];&quot;) (comida &quot;;[.M33];&quot;) (merienda &quot;;[.N33];&quot;) (cena &quot;;[.O33];&quot;))&quot;)" office:value-type="string" office:string-value="(alimento (id 32) (nombre lechuga) (grupo 4) (tipo reguladores) (racion 100) (kcal 19) (proteinas 1.8) (grasas 0.4) (hidratos 2.2) (desayuno no) (almuerzo si) (comida si) (merienda no) (cena si))" calcext:value-type="string">
            <text:p>(alimento (id 32) (nombre lechuga) (grupo 4) (tipo reguladores) (racion 1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Tom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34];&quot;) (nombre &quot;;[.P34];&quot;) (grupo &quot;;[.D34];&quot;) (tipo &quot;;[.E34];&quot;) (racion &quot;;[.F34];&quot;) (kcal &quot;;[.G34];&quot;) (proteinas &quot;;[.H34];&quot;) (grasas &quot;;[.I34];&quot;) (hidratos &quot;;[.J34];&quot;) (desayuno &quot;;[.K34];&quot;) (almuerzo &quot;;[.L34];&quot;) (comida &quot;;[.M34];&quot;) (merienda &quot;;[.N34];&quot;) (cena &quot;;[.O34];&quot;))&quot;)" office:value-type="string" office:string-value="(alimento (id 33) (nombre tomate) (grupo 4) (tipo reguladores) (racion 100) (kcal 16) (proteinas 1) (grasas 0.2) (hidratos 2.9) (desayuno no) (almuerzo si) (comida si) (merienda no) (cena si))" calcext:value-type="string">
            <text:p>(alimento (id 33) (nombre tomate) (grupo 4) (tipo reguladores) (racion 1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Zanaho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5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35];&quot;) (nombre &quot;;[.P35];&quot;) (grupo &quot;;[.D35];&quot;) (tipo &quot;;[.E35];&quot;) (racion &quot;;[.F35];&quot;) (kcal &quot;;[.G35];&quot;) (proteinas &quot;;[.H35];&quot;) (grasas &quot;;[.I35];&quot;) (hidratos &quot;;[.J35];&quot;) (desayuno &quot;;[.K35];&quot;) (almuerzo &quot;;[.L35];&quot;) (comida &quot;;[.M35];&quot;) (merienda &quot;;[.N35];&quot;) (cena &quot;;[.O35];&quot;))&quot;)" office:value-type="string" office:string-value="(alimento (id 34) (nombre zanahoria) (grupo 4) (tipo reguladores) (racion 150) (kcal 37) (proteinas 1) (grasas 0.2) (hidratos 7.8) (desayuno no) (almuerzo si) (comida si) (merienda no) (cena si))" calcext:value-type="string">
            <text:p>(alimento (id 34) (nombre zanahoria) (grupo 4) (tipo reguladores) (racion 1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Espinacas coci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6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36];&quot;) (nombre &quot;;[.P36];&quot;) (grupo &quot;;[.D36];&quot;) (tipo &quot;;[.E36];&quot;) (racion &quot;;[.F36];&quot;) (kcal &quot;;[.G36];&quot;) (proteinas &quot;;[.H36];&quot;) (grasas &quot;;[.I36];&quot;) (hidratos &quot;;[.J36];&quot;) (desayuno &quot;;[.K36];&quot;) (almuerzo &quot;;[.L36];&quot;) (comida &quot;;[.M36];&quot;) (merienda &quot;;[.N36];&quot;) (cena &quot;;[.O36];&quot;))&quot;)" office:value-type="string" office:string-value="(alimento (id 35) (nombre espinacas-cocidas) (grupo 4) (tipo reguladores) (racion 100) (kcal 134) (proteinas 2.2) (grasas 13) (hidratos 0.4) (desayuno no) (almuerzo si) (comida si) (merienda no) (cena si))" calcext:value-type="string">
            <text:p>(alimento (id 35) (nombre espinacas-cocidas) (grupo 4) (tipo reguladores) (racion 1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Puer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37];&quot;) (nombre &quot;;[.P37];&quot;) (grupo &quot;;[.D37];&quot;) (tipo &quot;;[.E37];&quot;) (racion &quot;;[.F37];&quot;) (kcal &quot;;[.G37];&quot;) (proteinas &quot;;[.H37];&quot;) (grasas &quot;;[.I37];&quot;) (hidratos &quot;;[.J37];&quot;) (desayuno &quot;;[.K37];&quot;) (almuerzo &quot;;[.L37];&quot;) (comida &quot;;[.M37];&quot;) (merienda &quot;;[.N37];&quot;) (cena &quot;;[.O37];&quot;))&quot;)" office:value-type="string" office:string-value="(alimento (id 36) (nombre puerro) (grupo 4) (tipo reguladores) (racion 100) (kcal 26) (proteinas 2.1) (grasas 0.1) (hidratos 6) (desayuno no) (almuerzo si) (comida si) (merienda no) (cena si))" calcext:value-type="string">
            <text:p>(alimento (id 36) (nombre puerro) (grupo 4) (tipo reguladores) (racion 1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Calabací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8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38];&quot;) (nombre &quot;;[.P38];&quot;) (grupo &quot;;[.D38];&quot;) (tipo &quot;;[.E38];&quot;) (racion &quot;;[.F38];&quot;) (kcal &quot;;[.G38];&quot;) (proteinas &quot;;[.H38];&quot;) (grasas &quot;;[.I38];&quot;) (hidratos &quot;;[.J38];&quot;) (desayuno &quot;;[.K38];&quot;) (almuerzo &quot;;[.L38];&quot;) (comida &quot;;[.M38];&quot;) (merienda &quot;;[.N38];&quot;) (cena &quot;;[.O38];&quot;))&quot;)" office:value-type="string" office:string-value="(alimento (id 37) (nombre calabacin) (grupo 4) (tipo reguladores) (racion 100) (kcal 12) (proteinas 1.3) (grasas 0.1) (hidratos 1.4) (desayuno no) (almuerzo si) (comida si) (merienda no) (cena si))" calcext:value-type="string">
            <text:p>(alimento (id 37) (nombre calabacin) (grupo 4) (tipo reguladores) (racion 1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Bréc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9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39];&quot;) (nombre &quot;;[.P39];&quot;) (grupo &quot;;[.D39];&quot;) (tipo &quot;;[.E39];&quot;) (racion &quot;;[.F39];&quot;) (kcal &quot;;[.G39];&quot;) (proteinas &quot;;[.H39];&quot;) (grasas &quot;;[.I39];&quot;) (hidratos &quot;;[.J39];&quot;) (desayuno &quot;;[.K39];&quot;) (almuerzo &quot;;[.L39];&quot;) (comida &quot;;[.M39];&quot;) (merienda &quot;;[.N39];&quot;) (cena &quot;;[.O39];&quot;))&quot;)" office:value-type="string" office:string-value="(alimento (id 38) (nombre brecol) (grupo 4) (tipo reguladores) (racion 100) (kcal 31) (proteinas 3.3) (grasas 0.2) (hidratos 4) (desayuno no) (almuerzo si) (comida si) (merienda no) (cena si))" calcext:value-type="string">
            <text:p>(alimento (id 38) (nombre brecol) (grupo 4) (tipo reguladores) (racion 1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Cebo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4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40];&quot;) (nombre &quot;;[.P40];&quot;) (grupo &quot;;[.D40];&quot;) (tipo &quot;;[.E40];&quot;) (racion &quot;;[.F40];&quot;) (kcal &quot;;[.G40];&quot;) (proteinas &quot;;[.H40];&quot;) (grasas &quot;;[.I40];&quot;) (hidratos &quot;;[.J40];&quot;) (desayuno &quot;;[.K40];&quot;) (almuerzo &quot;;[.L40];&quot;) (comida &quot;;[.M40];&quot;) (merienda &quot;;[.N40];&quot;) (cena &quot;;[.O40];&quot;))&quot;)" office:value-type="string" office:string-value="(alimento (id 39) (nombre cebolla) (grupo 4) (tipo reguladores) (racion 50) (kcal 24) (proteinas 1) (grasas 0) (hidratos 5.2) (desayuno no) (almuerzo si) (comida si) (merienda no) (cena si))" calcext:value-type="string">
            <text:p>(alimento (id 39) (nombre cebolla) (grupo 4) (tipo reguladores) (racion 5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rduras y hortalizas</text:p>
          </table:table-cell>
          <table:table-cell office:value-type="string" calcext:value-type="string">
            <text:p>Ap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41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41];&quot;) (nombre &quot;;[.P41];&quot;) (grupo &quot;;[.D41];&quot;) (tipo &quot;;[.E41];&quot;) (racion &quot;;[.F41];&quot;) (kcal &quot;;[.G41];&quot;) (proteinas &quot;;[.H41];&quot;) (grasas &quot;;[.I41];&quot;) (hidratos &quot;;[.J41];&quot;) (desayuno &quot;;[.K41];&quot;) (almuerzo &quot;;[.L41];&quot;) (comida &quot;;[.M41];&quot;) (merienda &quot;;[.N41];&quot;) (cena &quot;;[.O41];&quot;))&quot;)" office:value-type="string" office:string-value="(alimento (id 40) (nombre apio) (grupo 4) (tipo reguladores) (racion 100) (kcal 22) (proteinas 2.3) (grasas 0.2) (hidratos 2.4) (desayuno no) (almuerzo si) (comida si) (merienda no) (cena si))" calcext:value-type="string">
            <text:p>(alimento (id 40) (nombre apio) (grupo 4) (tipo reguladores) (racion 1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Kiw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42];&quot;) (nombre &quot;;[.P42];&quot;) (grupo &quot;;[.D42];&quot;) (tipo &quot;;[.E42];&quot;) (racion &quot;;[.F42];&quot;) (kcal &quot;;[.G42];&quot;) (proteinas &quot;;[.H42];&quot;) (grasas &quot;;[.I42];&quot;) (hidratos &quot;;[.J42];&quot;) (desayuno &quot;;[.K42];&quot;) (almuerzo &quot;;[.L42];&quot;) (comida &quot;;[.M42];&quot;) (merienda &quot;;[.N42];&quot;) (cena &quot;;[.O42];&quot;))&quot;)" office:value-type="string" office:string-value="(alimento (id 41) (nombre kiwi) (grupo 5) (tipo reguladores) (racion 100) (kcal 53) (proteinas 0.8) (grasas 0.6) (hidratos 10.8) (desayuno si) (almuerzo si) (comida si) (merienda si) (cena si))" calcext:value-type="string">
            <text:p>(alimento (id 41) (nombre kiwi) (grupo 5) (tipo reguladores) (racion 1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Manz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3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43];&quot;) (nombre &quot;;[.P43];&quot;) (grupo &quot;;[.D43];&quot;) (tipo &quot;;[.E43];&quot;) (racion &quot;;[.F43];&quot;) (kcal &quot;;[.G43];&quot;) (proteinas &quot;;[.H43];&quot;) (grasas &quot;;[.I43];&quot;) (hidratos &quot;;[.J43];&quot;) (desayuno &quot;;[.K43];&quot;) (almuerzo &quot;;[.L43];&quot;) (comida &quot;;[.M43];&quot;) (merienda &quot;;[.N43];&quot;) (cena &quot;;[.O43];&quot;))&quot;)" office:value-type="string" office:string-value="(alimento (id 42) (nombre manzana) (grupo 5) (tipo reguladores) (racion 150) (kcal 45) (proteinas 0.2) (grasas 0.3) (hidratos 10.4) (desayuno si) (almuerzo si) (comida si) (merienda si) (cena si))" calcext:value-type="string">
            <text:p>(alimento (id 42) (nombre manzana) (grupo 5) (tipo reguladores) (racion 15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Plát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4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44];&quot;) (nombre &quot;;[.P44];&quot;) (grupo &quot;;[.D44];&quot;) (tipo &quot;;[.E44];&quot;) (racion &quot;;[.F44];&quot;) (kcal &quot;;[.G44];&quot;) (proteinas &quot;;[.H44];&quot;) (grasas &quot;;[.I44];&quot;) (hidratos &quot;;[.J44];&quot;) (desayuno &quot;;[.K44];&quot;) (almuerzo &quot;;[.L44];&quot;) (comida &quot;;[.M44];&quot;) (merienda &quot;;[.N44];&quot;) (cena &quot;;[.O44];&quot;))&quot;)" office:value-type="string" office:string-value="(alimento (id 43) (nombre platano) (grupo 5) (tipo reguladores) (racion 100) (kcal 85) (proteinas 1.2) (grasas 0.3) (hidratos 19.5) (desayuno si) (almuerzo si) (comida si) (merienda si) (cena si))" calcext:value-type="string">
            <text:p>(alimento (id 43) (nombre platano) (grupo 5) (tipo reguladores) (racion 10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Naranj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5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45];&quot;) (nombre &quot;;[.P45];&quot;) (grupo &quot;;[.D45];&quot;) (tipo &quot;;[.E45];&quot;) (racion &quot;;[.F45];&quot;) (kcal &quot;;[.G45];&quot;) (proteinas &quot;;[.H45];&quot;) (grasas &quot;;[.I45];&quot;) (hidratos &quot;;[.J45];&quot;) (desayuno &quot;;[.K45];&quot;) (almuerzo &quot;;[.L45];&quot;) (comida &quot;;[.M45];&quot;) (merienda &quot;;[.N45];&quot;) (cena &quot;;[.O45];&quot;))&quot;)" office:value-type="string" office:string-value="(alimento (id 44) (nombre naranja) (grupo 5) (tipo reguladores) (racion 200) (kcal 53) (proteinas 1) (grasas 0.2) (hidratos 11.7) (desayuno si) (almuerzo si) (comida si) (merienda si) (cena si))" calcext:value-type="string">
            <text:p>(alimento (id 44) (nombre naranja) (grupo 5) (tipo reguladores) (racion 2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Piny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6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46];&quot;) (nombre &quot;;[.P46];&quot;) (grupo &quot;;[.D46];&quot;) (tipo &quot;;[.E46];&quot;) (racion &quot;;[.F46];&quot;) (kcal &quot;;[.G46];&quot;) (proteinas &quot;;[.H46];&quot;) (grasas &quot;;[.I46];&quot;) (hidratos &quot;;[.J46];&quot;) (desayuno &quot;;[.K46];&quot;) (almuerzo &quot;;[.L46];&quot;) (comida &quot;;[.M46];&quot;) (merienda &quot;;[.N46];&quot;) (cena &quot;;[.O46];&quot;))&quot;)" office:value-type="string" office:string-value="(alimento (id 45) (nombre pinya) (grupo 5) (tipo reguladores) (racion 100) (kcal 55) (proteinas 0.5) (grasas 0.2) (hidratos 12.7) (desayuno si) (almuerzo si) (comida si) (merienda si) (cena si))" calcext:value-type="string">
            <text:p>(alimento (id 45) (nombre pinya) (grupo 5) (tipo reguladores) (racion 1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im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7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47];&quot;) (nombre &quot;;[.P47];&quot;) (grupo &quot;;[.D47];&quot;) (tipo &quot;;[.E47];&quot;) (racion &quot;;[.F47];&quot;) (kcal &quot;;[.G47];&quot;) (proteinas &quot;;[.H47];&quot;) (grasas &quot;;[.I47];&quot;) (hidratos &quot;;[.J47];&quot;) (desayuno &quot;;[.K47];&quot;) (almuerzo &quot;;[.L47];&quot;) (comida &quot;;[.M47];&quot;) (merienda &quot;;[.N47];&quot;) (cena &quot;;[.O47];&quot;))&quot;)" office:value-type="string" office:string-value="(alimento (id 46) (nombre limon) (grupo 5) (tipo reguladores) (racion 100) (kcal 14) (proteinas 0.6) (grasas 0) (hidratos 3.2) (desayuno si) (almuerzo si) (comida si) (merienda si) (cena si))" calcext:value-type="string">
            <text:p>(alimento (id 46) (nombre limon) (grupo 5) (tipo reguladores) (racion 100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Pe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8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48];&quot;) (nombre &quot;;[.P48];&quot;) (grupo &quot;;[.D48];&quot;) (tipo &quot;;[.E48];&quot;) (racion &quot;;[.F48];&quot;) (kcal &quot;;[.G48];&quot;) (proteinas &quot;;[.H48];&quot;) (grasas &quot;;[.I48];&quot;) (hidratos &quot;;[.J48];&quot;) (desayuno &quot;;[.K48];&quot;) (almuerzo &quot;;[.L48];&quot;) (comida &quot;;[.M48];&quot;) (merienda &quot;;[.N48];&quot;) (cena &quot;;[.O48];&quot;))&quot;)" office:value-type="string" office:string-value="(alimento (id 47) (nombre pera) (grupo 5) (tipo reguladores) (racion 150) (kcal 58) (proteinas 0.7) (grasas 0.1) (hidratos 15) (desayuno si) (almuerzo si) (comida si) (merienda si) (cena si))" calcext:value-type="string">
            <text:p>(alimento (id 47) (nombre pera) (grupo 5) (tipo reguladores) (racion 15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Arand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9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49];&quot;) (nombre &quot;;[.P49];&quot;) (grupo &quot;;[.D49];&quot;) (tipo &quot;;[.E49];&quot;) (racion &quot;;[.F49];&quot;) (kcal &quot;;[.G49];&quot;) (proteinas &quot;;[.H49];&quot;) (grasas &quot;;[.I49];&quot;) (hidratos &quot;;[.J49];&quot;) (desayuno &quot;;[.K49];&quot;) (almuerzo &quot;;[.L49];&quot;) (comida &quot;;[.M49];&quot;) (merienda &quot;;[.N49];&quot;) (cena &quot;;[.O49];&quot;))&quot;)" office:value-type="string" office:string-value="(alimento (id 48) (nombre arandano) (grupo 5) (tipo reguladores) (racion 100) (kcal 41) (proteinas 0.6) (grasas 0.4) (hidratos 10.1) (desayuno si) (almuerzo si) (comida si) (merienda si) (cena si))" calcext:value-type="string">
            <text:p>(alimento (id 48) (nombre arandano) (grupo 5) (tipo reguladores) (racion 10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Melocot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0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50];&quot;) (nombre &quot;;[.P50];&quot;) (grupo &quot;;[.D50];&quot;) (tipo &quot;;[.E50];&quot;) (racion &quot;;[.F50];&quot;) (kcal &quot;;[.G50];&quot;) (proteinas &quot;;[.H50];&quot;) (grasas &quot;;[.I50];&quot;) (hidratos &quot;;[.J50];&quot;) (desayuno &quot;;[.K50];&quot;) (almuerzo &quot;;[.L50];&quot;) (comida &quot;;[.M50];&quot;) (merienda &quot;;[.N50];&quot;) (cena &quot;;[.O50];&quot;))&quot;)" office:value-type="string" office:string-value="(alimento (id 49) (nombre melocoton) (grupo 5) (tipo reguladores) (racion 130) (kcal 30) (proteinas 0.8) (grasas 0.1) (hidratos 6.9) (desayuno si) (almuerzo si) (comida si) (merienda si) (cena si))" calcext:value-type="string">
            <text:p>(alimento (id 49) (nombre melocoton) (grupo 5) (tipo reguladores) (racion 13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Sandí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uladores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1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51];&quot;) (nombre &quot;;[.P51];&quot;) (grupo &quot;;[.D51];&quot;) (tipo &quot;;[.E51];&quot;) (racion &quot;;[.F51];&quot;) (kcal &quot;;[.G51];&quot;) (proteinas &quot;;[.H51];&quot;) (grasas &quot;;[.I51];&quot;) (hidratos &quot;;[.J51];&quot;) (desayuno &quot;;[.K51];&quot;) (almuerzo &quot;;[.L51];&quot;) (comida &quot;;[.M51];&quot;) (merienda &quot;;[.N51];&quot;) (cena &quot;;[.O51];&quot;))&quot;)" office:value-type="string" office:string-value="(alimento (id 50) (nombre sandia) (grupo 5) (tipo reguladores) (racion 250) (kcal 15) (proteinas 0.7) (grasas 0) (hidratos 3.7) (desayuno si) (almuerzo si) (comida si) (merienda si) (cena si))" calcext:value-type="string">
            <text:p>(alimento (id 50) (nombre sandia) (grupo 5) (tipo reguladores) (racion 2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Arroz Coci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52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52];&quot;) (nombre &quot;;[.P52];&quot;) (grupo &quot;;[.D52];&quot;) (tipo &quot;;[.E52];&quot;) (racion &quot;;[.F52];&quot;) (kcal &quot;;[.G52];&quot;) (proteinas &quot;;[.H52];&quot;) (grasas &quot;;[.I52];&quot;) (hidratos &quot;;[.J52];&quot;) (desayuno &quot;;[.K52];&quot;) (almuerzo &quot;;[.L52];&quot;) (comida &quot;;[.M52];&quot;) (merienda &quot;;[.N52];&quot;) (cena &quot;;[.O52];&quot;))&quot;)" office:value-type="string" office:string-value="(alimento (id 51) (nombre arroz-cocido) (grupo 6) (tipo energeticos) (racion 150) (kcal 123) (proteinas 2.2) (grasas 0.3) (hidratos 27.9) (desayuno no) (almuerzo si) (comida si) (merienda no) (cena no))" calcext:value-type="string">
            <text:p>(alimento (id 51) (nombre arroz-cocido) (grupo 6) (tipo energeticos) (racion 1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Pan Integ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53];&quot;) (nombre &quot;;[.P53];&quot;) (grupo &quot;;[.D53];&quot;) (tipo &quot;;[.E53];&quot;) (racion &quot;;[.F53];&quot;) (kcal &quot;;[.G53];&quot;) (proteinas &quot;;[.H53];&quot;) (grasas &quot;;[.I53];&quot;) (hidratos &quot;;[.J53];&quot;) (desayuno &quot;;[.K53];&quot;) (almuerzo &quot;;[.L53];&quot;) (comida &quot;;[.M53];&quot;) (merienda &quot;;[.N53];&quot;) (cena &quot;;[.O53];&quot;))&quot;)" office:value-type="string" office:string-value="(alimento (id 52) (nombre pan-integral) (grupo 6) (tipo energeticos) (racion 10) (kcal 230) (proteinas 9) (grasas 1) (hidratos 47.5) (desayuno si) (almuerzo si) (comida si) (merienda si) (cena si))" calcext:value-type="string">
            <text:p>(alimento (id 52) (nombre pan-integral) (grupo 6) (tipo energeticos) (racion 1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Avena salvado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54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54];&quot;) (nombre &quot;;[.P54];&quot;) (grupo &quot;;[.D54];&quot;) (tipo &quot;;[.E54];&quot;) (racion &quot;;[.F54];&quot;) (kcal &quot;;[.G54];&quot;) (proteinas &quot;;[.H54];&quot;) (grasas &quot;;[.I54];&quot;) (hidratos &quot;;[.J54];&quot;) (desayuno &quot;;[.K54];&quot;) (almuerzo &quot;;[.L54];&quot;) (comida &quot;;[.M54];&quot;) (merienda &quot;;[.N54];&quot;) (cena &quot;;[.O54];&quot;))&quot;)" office:value-type="string" office:string-value="(alimento (id 53) (nombre avena-salvado-de) (grupo 6) (tipo energeticos) (racion 30) (kcal 383) (proteinas 17) (grasas 8.8) (hidratos 58.9) (desayuno si) (almuerzo si) (comida si) (merienda no) (cena no))" calcext:value-type="string">
            <text:p>(alimento (id 53) (nombre avena-salvado-de) (grupo 6) (tipo energeticos) (racion 3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Galleta tipo Marí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5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55];&quot;) (nombre &quot;;[.P55];&quot;) (grupo &quot;;[.D55];&quot;) (tipo &quot;;[.E55];&quot;) (racion &quot;;[.F55];&quot;) (kcal &quot;;[.G55];&quot;) (proteinas &quot;;[.H55];&quot;) (grasas &quot;;[.I55];&quot;) (hidratos &quot;;[.J55];&quot;) (desayuno &quot;;[.K55];&quot;) (almuerzo &quot;;[.L55];&quot;) (comida &quot;;[.M55];&quot;) (merienda &quot;;[.N55];&quot;) (cena &quot;;[.O55];&quot;))&quot;)" office:value-type="string" office:string-value="(alimento (id 54) (nombre galleta-tipo-maria) (grupo 6) (tipo energeticos) (racion 5) (kcal 409) (proteinas 6.8) (grasas 8.1) (hidratos 82.3) (desayuno si) (almuerzo si) (comida no) (merienda si) (cena si))" calcext:value-type="string">
            <text:p>(alimento (id 54) (nombre galleta-tipo-maria) (grupo 6) (tipo energeticos) (racion 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Pasta seca al hue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56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56];&quot;) (nombre &quot;;[.P56];&quot;) (grupo &quot;;[.D56];&quot;) (tipo &quot;;[.E56];&quot;) (racion &quot;;[.F56];&quot;) (kcal &quot;;[.G56];&quot;) (proteinas &quot;;[.H56];&quot;) (grasas &quot;;[.I56];&quot;) (hidratos &quot;;[.J56];&quot;) (desayuno &quot;;[.K56];&quot;) (almuerzo &quot;;[.L56];&quot;) (comida &quot;;[.M56];&quot;) (merienda &quot;;[.N56];&quot;) (cena &quot;;[.O56];&quot;))&quot;)" office:value-type="string" office:string-value="(alimento (id 55) (nombre pasta-seca-al-huevo) (grupo 6) (tipo energeticos) (racion 100) (kcal 368) (proteinas 19) (grasas 0.2) (hidratos 73.4) (desayuno no) (almuerzo si) (comida si) (merienda no) (cena no))" calcext:value-type="string">
            <text:p>(alimento (id 55) (nombre pasta-seca-al-huevo) (grupo 6) (tipo energeticos) (racion 100) (kcal 368) (proteinas 19) (grasas 0.2) (hidratos 73.4) (desayuno no) (almuerzo si) (comida si) (merienda no) (cena no))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Fideos de harina integ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100" calcext:value-type="float">
            <text:p>10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57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57];&quot;) (nombre &quot;;[.P57];&quot;) (grupo &quot;;[.D57];&quot;) (tipo &quot;;[.E57];&quot;) (racion &quot;;[.F57];&quot;) (kcal &quot;;[.G57];&quot;) (proteinas &quot;;[.H57];&quot;) (grasas &quot;;[.I57];&quot;) (hidratos &quot;;[.J57];&quot;) (desayuno &quot;;[.K57];&quot;) (almuerzo &quot;;[.L57];&quot;) (comida &quot;;[.M57];&quot;) (merienda &quot;;[.N57];&quot;) (cena &quot;;[.O57];&quot;))&quot;)" office:value-type="string" office:string-value="(alimento (id 56) (nombre fideos-de-harina-integral) (grupo 6) (tipo energeticos) (racion 100) (kcal 359) (proteinas 15.4) (grasas 1.7) (hidratos 70) (desayuno no) (almuerzo si) (comida si) (merienda no) (cena no))" calcext:value-type="string">
            <text:p>(alimento (id 56) (nombre fideos-de-harina-integral) (grupo 6) (tipo energeticos) (racion 100) (kcal 359) (proteinas 15.4) (grasas 1.7) (hidratos 70) (desayuno no) (almuerzo si) (comida si) (merienda no) (cena no)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M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5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58];&quot;) (nombre &quot;;[.P58];&quot;) (grupo &quot;;[.D58];&quot;) (tipo &quot;;[.E58];&quot;) (racion &quot;;[.F58];&quot;) (kcal &quot;;[.G58];&quot;) (proteinas &quot;;[.H58];&quot;) (grasas &quot;;[.I58];&quot;) (hidratos &quot;;[.J58];&quot;) (desayuno &quot;;[.K58];&quot;) (almuerzo &quot;;[.L58];&quot;) (comida &quot;;[.M58];&quot;) (merienda &quot;;[.N58];&quot;) (cena &quot;;[.O58];&quot;))&quot;)" office:value-type="string" office:string-value="(alimento (id 57) (nombre miel) (grupo 6) (tipo energeticos) (racion 50) (kcal 300) (proteinas 0.6) (grasas 0) (hidratos 80) (desayuno si) (almuerzo si) (comida si) (merienda si) (cena no))" calcext:value-type="string">
            <text:p>(alimento (id 57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Mermel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59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59];&quot;) (nombre &quot;;[.P59];&quot;) (grupo &quot;;[.D59];&quot;) (tipo &quot;;[.E59];&quot;) (racion &quot;;[.F59];&quot;) (kcal &quot;;[.G59];&quot;) (proteinas &quot;;[.H59];&quot;) (grasas &quot;;[.I59];&quot;) (hidratos &quot;;[.J59];&quot;) (desayuno &quot;;[.K59];&quot;) (almuerzo &quot;;[.L59];&quot;) (comida &quot;;[.M59];&quot;) (merienda &quot;;[.N59];&quot;) (cena &quot;;[.O59];&quot;))&quot;)" office:value-type="string" office:string-value="(alimento (id 58) (nombre mermelada) (grupo 6) (tipo energeticos) (racion 10) (kcal 272) (proteinas 0.6) (grasas 0.1) (hidratos 70) (desayuno si) (almuerzo si) (comida si) (merienda si) (cena no))" calcext:value-type="string">
            <text:p>(alimento (id 58) (nombre mermelada) (grupo 6) (tipo energeticos) (racion 1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Chocolate amar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20" calcext:value-type="float">
            <text:p>2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2.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60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60];&quot;) (nombre &quot;;[.P60];&quot;) (grupo &quot;;[.D60];&quot;) (tipo &quot;;[.E60];&quot;) (racion &quot;;[.F60];&quot;) (kcal &quot;;[.G60];&quot;) (proteinas &quot;;[.H60];&quot;) (grasas &quot;;[.I60];&quot;) (hidratos &quot;;[.J60];&quot;) (desayuno &quot;;[.K60];&quot;) (almuerzo &quot;;[.L60];&quot;) (comida &quot;;[.M60];&quot;) (merienda &quot;;[.N60];&quot;) (cena &quot;;[.O60];&quot;))&quot;)" office:value-type="string" office:string-value="(alimento (id 59) (nombre chocolate-amargo) (grupo 6) (tipo energeticos) (racion 20) (kcal 570) (proteinas 5.5) (grasas 52.9) (hidratos 18) (desayuno si) (almuerzo si) (comida si) (merienda si) (cena no))" calcext:value-type="string">
            <text:p>(alimento (id 59) (nombre chocolate-amargo) (grupo 6) (tipo energeticos) (racion 2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n, pasta, cereales, azúcar y dulces</text:p>
          </table:table-cell>
          <table:table-cell office:value-type="string" calcext:value-type="string">
            <text:p>Pan Tost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1.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61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61];&quot;) (nombre &quot;;[.P61];&quot;) (grupo &quot;;[.D61];&quot;) (tipo &quot;;[.E61];&quot;) (racion &quot;;[.F61];&quot;) (kcal &quot;;[.G61];&quot;) (proteinas &quot;;[.H61];&quot;) (grasas &quot;;[.I61];&quot;) (hidratos &quot;;[.J61];&quot;) (desayuno &quot;;[.K61];&quot;) (almuerzo &quot;;[.L61];&quot;) (comida &quot;;[.M61];&quot;) (merienda &quot;;[.N61];&quot;) (cena &quot;;[.O61];&quot;))&quot;)" office:value-type="string" office:string-value="(alimento (id 60) (nombre pan-tostado) (grupo 6) (tipo energeticos) (racion 10) (kcal 420) (proteinas 11.3) (grasas 6) (hidratos 83) (desayuno si) (almuerzo si) (comida si) (merienda si) (cena si))" calcext:value-type="string">
            <text:p>(alimento (id 60) (nombre pan-tostado) (grupo 6) (tipo energeticos) (racion 1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Aceite de oli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62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62];&quot;) (nombre &quot;;[.P62];&quot;) (grupo &quot;;[.D62];&quot;) (tipo &quot;;[.E62];&quot;) (racion &quot;;[.F62];&quot;) (kcal &quot;;[.G62];&quot;) (proteinas &quot;;[.H62];&quot;) (grasas &quot;;[.I62];&quot;) (hidratos &quot;;[.J62];&quot;) (desayuno &quot;;[.K62];&quot;) (almuerzo &quot;;[.L62];&quot;) (comida &quot;;[.M62];&quot;) (merienda &quot;;[.N62];&quot;) (cena &quot;;[.O62];&quot;))&quot;)" office:value-type="string" office:string-value="(alimento (id 61) (nombre aceite-de-oliva) (grupo 7) (tipo energeticos) (racion 50) (kcal 900) (proteinas 0) (grasas 100) (hidratos 0) (desayuno si) (almuerzo si) (comida si) (merienda si) (cena si))" calcext:value-type="string">
            <text:p>(alimento (id 61) (nombre aceite-de-oliva) (grupo 7) (tipo energeticos) (racion 5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ntequil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6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63];&quot;) (nombre &quot;;[.P63];&quot;) (grupo &quot;;[.D63];&quot;) (tipo &quot;;[.E63];&quot;) (racion &quot;;[.F63];&quot;) (kcal &quot;;[.G63];&quot;) (proteinas &quot;;[.H63];&quot;) (grasas &quot;;[.I63];&quot;) (hidratos &quot;;[.J63];&quot;) (desayuno &quot;;[.K63];&quot;) (almuerzo &quot;;[.L63];&quot;) (comida &quot;;[.M63];&quot;) (merienda &quot;;[.N63];&quot;) (cena &quot;;[.O63];&quot;))&quot;)" office:value-type="string" office:string-value="(alimento (id 62) (nombre mantequilla) (grupo 7) (tipo energeticos) (racion 5) (kcal 750) (proteinas 0.6) (grasas 83) (hidratos 0.3) (desayuno si) (almuerzo si) (comida si) (merienda no) (cena no))" calcext:value-type="string">
            <text:p>(alimento (id 62) (nombre mantequilla) (grupo 7) (tipo energeticos) (racion 5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Nata liqui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50" calcext:value-type="float">
            <text:p>5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64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64];&quot;) (nombre &quot;;[.P64];&quot;) (grupo &quot;;[.D64];&quot;) (tipo &quot;;[.E64];&quot;) (racion &quot;;[.F64];&quot;) (kcal &quot;;[.G64];&quot;) (proteinas &quot;;[.H64];&quot;) (grasas &quot;;[.I64];&quot;) (hidratos &quot;;[.J64];&quot;) (desayuno &quot;;[.K64];&quot;) (almuerzo &quot;;[.L64];&quot;) (comida &quot;;[.M64];&quot;) (merienda &quot;;[.N64];&quot;) (cena &quot;;[.O64];&quot;))&quot;)" office:value-type="string" office:string-value="(alimento (id 63) (nombre nata-liquida) (grupo 7) (tipo energeticos) (racion 50) (kcal 422) (proteinas 1.7) (grasas 45) (hidratos 2.5) (desayuno no) (almuerzo si) (comida si) (merienda no) (cena no))" calcext:value-type="string">
            <text:p>(alimento (id 63) (nombre nata-liquida) (grupo 7) (tipo energeticos) (racion 5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5" calcext:value-type="float">
            <text:p>5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6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65];&quot;) (nombre &quot;;[.P65];&quot;) (grupo &quot;;[.D65];&quot;) (tipo &quot;;[.E65];&quot;) (racion &quot;;[.F65];&quot;) (kcal &quot;;[.G65];&quot;) (proteinas &quot;;[.H65];&quot;) (grasas &quot;;[.I65];&quot;) (hidratos &quot;;[.J65];&quot;) (desayuno &quot;;[.K65];&quot;) (almuerzo &quot;;[.L65];&quot;) (comida &quot;;[.M65];&quot;) (merienda &quot;;[.N65];&quot;) (cena &quot;;[.O65];&quot;))&quot;)" office:value-type="string" office:string-value="(alimento (id 64) (nombre margarina) (grupo 7) (tipo energeticos) (racion 5) (kcal 747) (proteinas 0) (grasas 99) (hidratos 0.3) (desayuno si) (almuerzo si) (comida si) (merienda no) (cena no))" calcext:value-type="string">
            <text:p>(alimento (id 64) (nombre margarina) (grupo 7) (tipo energeticos) (racion 5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nteca de cer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66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66];&quot;) (nombre &quot;;[.P66];&quot;) (grupo &quot;;[.D66];&quot;) (tipo &quot;;[.E66];&quot;) (racion &quot;;[.F66];&quot;) (kcal &quot;;[.G66];&quot;) (proteinas &quot;;[.H66];&quot;) (grasas &quot;;[.I66];&quot;) (hidratos &quot;;[.J66];&quot;) (desayuno &quot;;[.K66];&quot;) (almuerzo &quot;;[.L66];&quot;) (comida &quot;;[.M66];&quot;) (merienda &quot;;[.N66];&quot;) (cena &quot;;[.O66];&quot;))&quot;)" office:value-type="string" office:string-value="(alimento (id 65) (nombre manteca-de-cerdo) (grupo 7) (tipo energeticos) (racion 10) (kcal 891) (proteinas 0.3) (grasas 82.8) (hidratos 0.2) (desayuno no) (almuerzo no) (comida si) (merienda no) (cena no))" calcext:value-type="string">
            <text:p>(alimento (id 65) (nombre manteca-de-cerdo) (grupo 7) (tipo energeticos) (racion 1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nteca de ca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67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67];&quot;) (nombre &quot;;[.P67];&quot;) (grupo &quot;;[.D67];&quot;) (tipo &quot;;[.E67];&quot;) (racion &quot;;[.F67];&quot;) (kcal &quot;;[.G67];&quot;) (proteinas &quot;;[.H67];&quot;) (grasas &quot;;[.I67];&quot;) (hidratos &quot;;[.J67];&quot;) (desayuno &quot;;[.K67];&quot;) (almuerzo &quot;;[.L67];&quot;) (comida &quot;;[.M67];&quot;) (merienda &quot;;[.N67];&quot;) (cena &quot;;[.O67];&quot;))&quot;)" office:value-type="string" office:string-value="(alimento (id 66) (nombre manteca-de-cacao) (grupo 7) (tipo energeticos) (racion 10) (kcal 925) (proteinas 0) (grasas 94.5) (hidratos 0) (desayuno si) (almuerzo si) (comida si) (merienda si) (cena no))" calcext:value-type="string">
            <text:p>(alimento (id 66) (nombre manteca-de-cacao) (grupo 7) (tipo energeticos) (racion 1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Aceite de semil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8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68];&quot;) (nombre &quot;;[.P68];&quot;) (grupo &quot;;[.D68];&quot;) (tipo &quot;;[.E68];&quot;) (racion &quot;;[.F68];&quot;) (kcal &quot;;[.G68];&quot;) (proteinas &quot;;[.H68];&quot;) (grasas &quot;;[.I68];&quot;) (hidratos &quot;;[.J68];&quot;) (desayuno &quot;;[.K68];&quot;) (almuerzo &quot;;[.L68];&quot;) (comida &quot;;[.M68];&quot;) (merienda &quot;;[.N68];&quot;) (cena &quot;;[.O68];&quot;))&quot;)" office:value-type="string" office:string-value="(alimento (id 67) (nombre aceite-de-semillas) (grupo 7) (tipo energeticos) (racion 20) (kcal 900) (proteinas 0) (grasas 100) (hidratos 0) (desayuno no) (almuerzo si) (comida si) (merienda no) (cena si))" calcext:value-type="string">
            <text:p>(alimento (id 67) (nombre aceite-de-semillas) (grupo 7) (tipo energeticos) (racion 2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yone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6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69];&quot;) (nombre &quot;;[.P69];&quot;) (grupo &quot;;[.D69];&quot;) (tipo &quot;;[.E69];&quot;) (racion &quot;;[.F69];&quot;) (kcal &quot;;[.G69];&quot;) (proteinas &quot;;[.H69];&quot;) (grasas &quot;;[.I69];&quot;) (hidratos &quot;;[.J69];&quot;) (desayuno &quot;;[.K69];&quot;) (almuerzo &quot;;[.L69];&quot;) (comida &quot;;[.M69];&quot;) (merienda &quot;;[.N69];&quot;) (cena &quot;;[.O69];&quot;))&quot;)" office:value-type="string" office:string-value="(alimento (id 68) (nombre mayonesa) (grupo 7) (tipo energeticos) (racion 10) (kcal 800) (proteinas 1) (grasas 81.3) (hidratos 1.5) (desayuno no) (almuerzo si) (comida si) (merienda no) (cena no))" calcext:value-type="string">
            <text:p>(alimento (id 68) (nombre mayonesa) (grupo 7) (tipo energeticos) (racion 1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Aceite de pal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20" calcext:value-type="float">
            <text:p>2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0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70];&quot;) (nombre &quot;;[.P70];&quot;) (grupo &quot;;[.D70];&quot;) (tipo &quot;;[.E70];&quot;) (racion &quot;;[.F70];&quot;) (kcal &quot;;[.G70];&quot;) (proteinas &quot;;[.H70];&quot;) (grasas &quot;;[.I70];&quot;) (hidratos &quot;;[.J70];&quot;) (desayuno &quot;;[.K70];&quot;) (almuerzo &quot;;[.L70];&quot;) (comida &quot;;[.M70];&quot;) (merienda &quot;;[.N70];&quot;) (cena &quot;;[.O70];&quot;))&quot;)" office:value-type="string" office:string-value="(alimento (id 69) (nombre aceite-de-palma) (grupo 7) (tipo energeticos) (racion 20) (kcal 899) (proteinas 0) (grasas 99.9) (hidratos 0) (desayuno si) (almuerzo si) (comida si) (merienda no) (cena si))" calcext:value-type="string">
            <text:p>(alimento (id 69) (nombre aceite-de-palma) (grupo 7) (tipo energeticos) (racion 2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asas, aceite y mantequilla</text:p>
          </table:table-cell>
          <table:table-cell table:style-name="Default" office:value-type="string" calcext:value-type="string">
            <text:p>Margarina lig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rgeticos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68" calcext:value-type="float">
            <text:p>368</text:p>
          </table:table-cell>
          <table:table-cell table:style-name="ce4" office:value-type="string" calcext:value-type="string">
            <text:p>1.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7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71];&quot;) (nombre &quot;;[.P71];&quot;) (grupo &quot;;[.D71];&quot;) (tipo &quot;;[.E71];&quot;) (racion &quot;;[.F71];&quot;) (kcal &quot;;[.G71];&quot;) (proteinas &quot;;[.H71];&quot;) (grasas &quot;;[.I71];&quot;) (hidratos &quot;;[.J71];&quot;) (desayuno &quot;;[.K71];&quot;) (almuerzo &quot;;[.L71];&quot;) (comida &quot;;[.M71];&quot;) (merienda &quot;;[.N71];&quot;) (cena &quot;;[.O71];&quot;))&quot;)" office:value-type="string" office:string-value="(alimento (id 70) (nombre margarina-ligera) (grupo 7) (tipo energeticos) (racion 10) (kcal 368) (proteinas 1.6) (grasas 40) (hidratos 0.4) (desayuno si) (almuerzo si) (comida si) (merienda no) (cena no))" calcext:value-type="string">
            <text:p>(alimento (id 70) (nombre margarina-ligera) (grupo 7) (tipo energeticos) (racion 10) (kcal 368) (proteinas 1.6) (grasas 40) (hidratos 0.4) (desayuno si) (almuerzo si) (comida si) (merienda no) (cena no))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://caloriasynutrientes.com/tabla-de-calorias-de-los-aceites-y-grasas/</text:p>
          </table:table-cell>
          <table:table-cell table:style-name="Default" table:number-columns-repeated="8"/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style-name="Default" table:number-columns-repeated="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0:56:04.9651746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Martín</meta:initial-creator>
    <meta:creation-date>2016-11-16T21:49:13.706089260</meta:creation-date>
    <dc:date>2017-01-04T00:10:01.196629377</dc:date>
    <dc:creator>Miguel Martín</dc:creator>
    <meta:editing-duration>P21DT4H26M12S</meta:editing-duration>
    <meta:editing-cycles>23</meta:editing-cycles>
    <meta:generator>LibreOffice/4.3.3.2$Linux_X86_64 LibreOffice_project/430m0$Build-2</meta:generator>
    <meta:document-statistic meta:table-count="1" meta:cell-count="1208" meta:object-count="0"/>
  </office:meta>
</office:document-meta>
</file>